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ccanthis ADF Std" svg:font-family="'Accanthis ADF Std'" style:font-pitch="variable"/>
    <style:font-face style:name="Cantarell" svg:font-family="Cantarel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5429" draw:opacity="75%" draw:textarea-vertical-align="middle" fo:min-height="2cm"/>
      <style:paragraph-properties style:writing-mode="lr-tb"/>
    </style:style>
    <style:style style:name="gr2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5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327cm"/>
      <style:paragraph-properties style:writing-mode="lr-tb"/>
    </style:style>
    <style:style style:name="gr5" style:family="graphic" style:parent-style-name="standard">
      <style:graphic-properties draw:marker-start="Extrémités_20_de_20_flèche_20_5" draw:marker-start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234cm"/>
      <style:paragraph-properties style:writing-mode="lr-tb"/>
    </style:style>
    <style:style style:name="gr7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8" style:family="graphic" style:parent-style-name="objectwithoutfill">
      <style:graphic-properties svg:stroke-color="#800080" draw:marker-end="Extrémités_20_de_20_flèche_20_3" draw:marker-end-width="0.3cm" draw:fill="none" draw:textarea-vertical-align="middle"/>
    </style:style>
    <style:style style:name="gr9" style:family="graphic" style:parent-style-name="objectwithoutfill">
      <style:graphic-properties svg:stroke-color="#780373" draw:marker-end="Extrémités_20_de_20_flèche_20_3" draw:marker-end-width="0.3cm" draw:fill="none" draw:textarea-vertical-align="middle"/>
    </style:style>
    <style:style style:name="gr10" style:family="graphic" style:parent-style-name="objectwithoutfill">
      <style:graphic-properties draw:marker-start="Arrow" draw:marker-start-width="0.3cm" draw:marker-end="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12" style:family="graphic" style:parent-style-name="standard">
      <style:graphic-properties draw:marker-start="" draw:marker-start-width="0.3cm" draw:marker-end="Arrow" draw:marker-end-width="0.3cm" draw:textarea-vertical-align="middle"/>
      <style:paragraph-properties style:writing-mode="lr-tb"/>
    </style:style>
    <style:style style:name="gr13" style:family="graphic" style:parent-style-name="standard">
      <style:graphic-properties svg:stroke-width="0cm" svg:stroke-color="#000000" draw:fill="none" draw:textarea-horizontal-align="justify" draw:textarea-vertical-align="middle" draw:auto-grow-height="false" fo:min-height="0.5cm" fo:min-width="1.25cm"/>
      <style:paragraph-properties style:writing-mode="lr-tb"/>
    </style:style>
    <style:style style:name="gr14" style:family="graphic" style:parent-style-name="objectwithoutfill">
      <style:graphic-properties draw:stroke="dash" draw:stroke-dash="Long_20_Dash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solid" draw:fill-color="#ff5429" draw:opacity="0%" draw:textarea-vertical-align="middle" fo:min-height="2cm"/>
      <style:paragraph-properties style:writing-mode="lr-tb"/>
    </style:style>
    <style:style style:name="gr16" style:family="graphic" style:parent-style-name="objectwithoutfill">
      <style:graphic-properties svg:stroke-width="0.053cm" svg:stroke-color="#800080" draw:marker-start-width="0.279cm" draw:marker-end="Extrémités_20_de_20_flèche_20_6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17" style:family="graphic" style:parent-style-name="objectwithoutfill" style:list-style-name="L1">
      <style:graphic-properties svg:stroke-width="0.053cm" svg:stroke-color="#ff0000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18" style:family="graphic" style:parent-style-name="objectwithoutfill">
      <style:graphic-properties svg:stroke-width="0.053cm" svg:stroke-color="#000000" draw:marker-start-width="0.279cm" draw:marker-end="Extrémités_20_de_20_flèche_20_9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000000" draw:marker-start-width="0.279cm" draw:marker-end="Extrémités_20_de_20_flèche_20_10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 style:list-style-name="L1">
      <style:graphic-properties draw:stroke="none" svg:stroke-color="#000000" draw:fill="solid" draw:fill-color="#ff5429" draw:opacity="0%" draw:textarea-vertical-align="middle" fo:min-height="2.044cm"/>
      <style:paragraph-properties style:writing-mode="lr-tb"/>
    </style:style>
    <style:style style:name="gr21" style:family="graphic" style:parent-style-name="objectwithoutfill" style:list-style-name="L1">
      <style:graphic-properties svg:stroke-width="0.053cm" svg:stroke-color="#ff0000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22" style:family="graphic" style:parent-style-name="objectwithoutfill">
      <style:graphic-properties svg:stroke-width="0.053cm" svg:stroke-color="#800080" draw:marker-start-width="0.279cm" draw:marker-end="Extrémités_20_de_20_flèche_20_8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solid" draw:fill-color="#ff5429" draw:opacity="0%" draw:textarea-vertical-align="middle" fo:min-height="2.044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solid" draw:fill-color="#ff5429" draw:opacity="0%" draw:textarea-vertical-align="middle" fo:min-height="2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0.5cm"/>
      <style:paragraph-properties style:writing-mode="lr-tb"/>
    </style:style>
    <style:style style:name="gr26" style:family="graphic" style:parent-style-name="objectwithoutfill" style:list-style-name="L1">
      <style:graphic-properties svg:stroke-width="0.053cm" svg:stroke-color="#ff0000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solid" draw:fill-color="#ff5429" draw:opacity="0%" draw:textarea-vertical-align="middle" fo:min-height="2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solid" draw:fill-color="#ff5429" draw:opacity="0%" draw:textarea-vertical-align="middle" fo:min-height="2.04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solid" draw:fill-color="#ff5429" draw:opacity="0%" draw:textarea-vertical-align="middle" fo:min-height="2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1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5429" draw:opacity="75%"/>
      <style:paragraph-properties fo:text-align="center" style:writing-mode="lr-tb"/>
      <style:text-properties fo:color="#000000" style:font-name="Cantarell"/>
    </style:style>
    <style:style style:name="P3" style:family="paragraph">
      <loext:graphic-properties draw:fill="solid" draw:fill-color="#ff5429" draw:opacity="75%"/>
      <style:paragraph-properties fo:text-align="center" style:writing-mode="lr-tb"/>
      <style:text-properties fo:color="#000000" style:font-name="Accanthis ADF Std"/>
    </style:style>
    <style:style style:name="P4" style:family="paragraph">
      <loext:graphic-properties draw:fill="none"/>
      <style:paragraph-properties fo:text-align="center"/>
      <style:text-properties style:font-name="Cantarell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Cantarell"/>
    </style:style>
    <style:style style:name="P6" style:family="paragraph">
      <style:paragraph-properties fo:text-align="center"/>
      <style:text-properties style:font-name="Cantarell"/>
    </style:style>
    <style:style style:name="P7" style:family="paragraph">
      <loext:graphic-properties draw:fill="solid" draw:fill-color="#ff5429" draw:opacity="75%"/>
      <style:paragraph-properties fo:text-align="center" style:writing-mode="lr-tb"/>
      <style:text-properties fo:color="#000000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loext:graphic-properties draw:fill="solid" draw:fill-color="#ff5429" draw:opacity="0%"/>
      <style:paragraph-properties fo:text-align="center" style:writing-mode="lr-tb"/>
      <style:text-properties fo:color="#55308d"/>
    </style:style>
    <style:style style:name="P12" style:family="paragraph">
      <loext:graphic-properties draw:fill="solid" draw:fill-color="#ff5429" draw:opacity="0%"/>
      <style:paragraph-properties fo:text-align="center" style:writing-mode="lr-tb"/>
      <style:text-properties fo:color="#000000"/>
    </style:style>
    <style:style style:name="P13" style:family="paragraph">
      <style:paragraph-properties fo:text-align="center"/>
      <style:text-properties fo:color="#55308d" fo:font-weight="bold" style:font-weight-asian="bold" style:font-weight-complex="bold"/>
    </style:style>
    <style:style style:name="P14" style:family="paragraph">
      <loext:graphic-properties draw:fill="none"/>
      <style:paragraph-properties fo:text-align="center"/>
      <style:text-properties fo:color="#55308d" fo:font-weight="bold" style:font-weight-asian="bold" style:font-weight-complex="bold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solid" draw:fill-color="#ff5429" draw:opacity="0%"/>
      <style:paragraph-properties fo:margin-left="0cm" fo:margin-right="0cm" fo:margin-top="0cm" fo:margin-bottom="0cm" fo:line-height="100%" fo:text-align="center" fo:text-indent="0cm" style:writing-mode="lr-tb"/>
      <style:text-properties fo:color="#000000" fo:font-size="14pt" style:font-size-asian="14pt" style:font-size-complex="14pt"/>
    </style:style>
    <style:style style:name="P18" style:family="paragraph">
      <loext:graphic-properties draw:fill="solid" draw:fill-color="#ff5429" draw:opacity="0%"/>
      <style:paragraph-properties fo:margin-left="0cm" fo:margin-right="0cm" fo:margin-top="0cm" fo:margin-bottom="0cm" fo:line-height="100%" fo:text-align="center" fo:text-indent="0cm" style:writing-mode="lr-tb"/>
      <style:text-properties fo:color="#ff0000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color="#000000" style:font-name="Cantarell"/>
    </style:style>
    <style:style style:name="T2" style:family="text">
      <style:text-properties style:font-name="Cantarell" fo:font-size="10.5pt" style:font-size-asian="10.5pt" style:font-size-complex="10.5pt"/>
    </style:style>
    <style:style style:name="T3" style:family="text">
      <style:text-properties style:font-name="Cantarell" fo:font-size="13pt" fo:font-weight="bold" style:font-size-asian="13pt" style:font-weight-asian="bold" style:font-size-complex="13pt" style:font-weight-complex="bold"/>
    </style:style>
    <style:style style:name="T4" style:family="text">
      <style:text-properties style:text-position="33% 58%" style:font-name="Cantarell" fo:font-size="13pt" fo:font-weight="bold" style:font-size-asian="13pt" style:font-weight-asian="bold" style:font-size-complex="13pt" style:font-weight-complex="bold"/>
    </style:style>
    <style:style style:name="T5" style:family="text">
      <style:text-properties style:text-position="-8% 58%" style:font-name="Cantarell" fo:font-size="13pt" fo:font-weight="bold" style:font-size-asian="13pt" style:font-weight-asian="bold" style:font-size-complex="13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Cantarell" fo:font-size="10.5pt" fo:font-style="normal" fo:text-shadow="none" style:text-underline-style="none" fo:font-weight="normal" style:letter-kerning="true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Cantarell" fo:font-size="10.5pt" fo:font-style="normal" fo:text-shadow="none" style:text-underline-style="none" fo:font-weight="bold" style:letter-kerning="true" style:font-name-asian="Noto Sans CJK SC" style:font-size-asian="10.5pt" style:font-style-asian="normal" style:font-weight-asian="bold" style:font-name-complex="Lohit Devanagari" style:font-size-complex="10.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Cantarell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Cantarell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-8% 58%" style:font-name="Cantarell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ntarell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/>
    </style:style>
    <style:style style:name="T13" style:family="text">
      <style:text-properties fo:font-size="10.5pt" style:font-size-asian="10.5pt" style:font-size-complex="10.5pt"/>
    </style:style>
    <style:style style:name="T14" style:family="text">
      <style:text-properties style:text-position="33% 58%"/>
    </style:style>
    <style:style style:name="T15" style:family="text">
      <style:text-properties fo:color="#55308d"/>
    </style:style>
    <style:style style:name="T16" style:family="text">
      <style:text-properties fo:color="#ff0000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style:text-position="33% 58%" fo:font-size="12pt" fo:font-weight="bold" style:font-size-asian="12pt" style:font-weight-asian="bold" style:font-size-complex="12pt" style:font-weight-complex="bold"/>
    </style:style>
    <style:style style:name="T19" style:family="text">
      <style:text-properties style:text-position="-33% 58%"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ff0000" style:text-outline="false" style:text-line-through-style="none" style:text-line-through-type="none" style:font-name="Cantarell" fo:font-size="10.5pt" fo:font-style="normal" fo:text-shadow="none" style:text-underline-style="none" fo:font-weight="bold" style:letter-kerning="true" style:font-name-asian="Noto Sans CJK SC" style:font-size-asian="10.5pt" style:font-style-asian="normal" style:font-weight-asian="bold" style:font-name-complex="Lohit Devanagari" style:font-size-complex="10.5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0000" style:text-outline="false" style:text-line-through-style="none" style:text-line-through-type="none" style:font-name="Cantarell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0000" style:text-outline="false" style:text-line-through-style="none" style:text-line-through-type="none" style:text-position="0% 100%" style:font-name="Cantarell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ff0000" style:text-position="33% 58%" style:font-name="Cantarell" fo:font-size="13pt" fo:font-weight="bold" style:font-size-asian="13pt" style:font-weight-asian="bold" style:font-size-complex="13pt" style:font-weight-complex="bold"/>
    </style:style>
    <style:style style:name="T24" style:family="text">
      <style:text-properties fo:color="#ff0000" style:text-position="-8% 58%" style:font-name="Cantarell" fo:font-size="13pt" fo:font-weight="bold" style:font-size-asian="13pt" style:font-weight-asian="bold" style:font-size-complex="13pt" style:font-weight-complex="bold"/>
    </style:style>
    <style:style style:name="T25" style:family="text">
      <style:text-properties fo:color="#ff0000" style:font-name="Cantarell" fo:font-size="13pt" fo:font-weight="bold" style:font-size-asian="13pt" style:font-weight-asian="bold" style:font-size-complex="13pt" style:font-weight-complex="bold"/>
    </style:style>
    <style:style style:name="T26" style:family="text">
      <style:text-properties fo:color="#000000" style:font-name="Cantarell" fo:font-size="14pt" fo:font-weight="bold" style:font-size-asian="14pt" style:font-weight-asian="bold" style:font-size-complex="14pt" style:font-weight-complex="bold"/>
    </style:style>
    <style:style style:name="T27" style:family="text">
      <style:text-properties fo:font-variant="normal" fo:text-transform="none" fo:color="#55308d" style:text-outline="false" style:text-line-through-style="none" style:text-line-through-type="none" style:text-position="0% 100%" style:font-name="Cantarell" fo:font-size="10.5pt" fo:font-style="normal" fo:text-shadow="none" style:text-underline-style="none" fo:font-weight="bold" style:letter-kerning="true" style:font-name-asian="Noto Sans CJK SC" style:font-size-asian="10.5pt" style:font-style-asian="normal" style:font-weight-asian="bold" style:font-name-complex="Lohit Devanagari" style:font-size-complex="10.5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55308d" style:text-outline="false" style:text-line-through-style="none" style:text-line-through-type="none" style:text-position="0% 100%" style:font-name="Cantarell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55308d" style:font-name="Cantarell" fo:font-size="13pt" fo:font-weight="bold" style:font-size-asian="13pt" style:font-weight-asian="bold" style:font-size-complex="13pt" style:font-weight-complex="bold"/>
    </style:style>
    <style:style style:name="T30" style:family="text">
      <style:text-properties fo:color="#55308d" style:text-position="33% 58%" style:font-name="Cantarell" fo:font-size="13pt" fo:font-weight="bold" style:font-size-asian="13pt" style:font-weight-asian="bold" style:font-size-complex="13pt" style:font-weight-complex="bold"/>
    </style:style>
    <style:style style:name="T31" style:family="text">
      <style:text-properties fo:color="#55308d" style:text-position="-33% 58%" style:font-name="Cantarell" fo:font-size="13pt" fo:font-weight="bold" style:font-size-asian="13pt" style:font-weight-asian="bold" style:font-size-complex="13pt" style:font-weight-complex="bold"/>
    </style:style>
    <style:style style:name="T32" style:family="text">
      <style:text-properties fo:color="#55308d" style:text-position="0% 100%" style:font-name="Cantarell" fo:font-size="13pt" fo:font-weight="bold" style:font-size-asian="13pt" style:font-weight-asian="bold" style:font-size-complex="13pt" style:font-weight-complex="bold"/>
    </style:style>
    <style:style style:name="T33" style:family="text">
      <style:text-properties fo:font-variant="normal" fo:text-transform="none" fo:color="#ff0000" style:text-outline="false" style:text-line-through-style="none" style:text-line-through-type="none" style:text-position="33% 58%" style:font-name="Cantarell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f0000" style:text-outline="false" style:text-line-through-style="none" style:text-line-through-type="none" style:text-position="-8% 58%" style:font-name="Cantarell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55308d" style:text-outline="false" style:text-line-through-style="none" style:text-line-through-type="none" style:font-name="Cantarell" fo:font-size="10.5pt" fo:font-style="normal" fo:text-shadow="none" style:text-underline-style="none" fo:font-weight="bold" style:letter-kerning="true" style:font-name-asian="Noto Sans CJK SC" style:font-size-asian="10.5pt" style:font-style-asian="normal" style:font-weight-asian="bold" style:font-name-complex="Lohit Devanagari" style:font-size-complex="10.5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55308d" style:text-outline="false" style:text-line-through-style="none" style:text-line-through-type="none" style:text-position="0% 100%" style:font-name="Cantarell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0.5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55308d" style:text-outline="false" style:text-line-through-style="none" style:text-line-through-type="none" style:font-name="Cantarell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55308d" style:text-outline="false" style:text-line-through-style="none" style:text-line-through-type="none" style:text-position="33% 58%" style:font-name="Cantarell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55308d" style:text-outline="false" style:text-line-through-style="none" style:text-line-through-type="none" style:text-position="-8% 58%" style:font-name="Cantarell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55308d" style:text-position="-8% 58%" style:font-name="Cantarell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3.403cm" svg:height="2.25cm" svg:x="4.998cm" svg:y="16.763cm">
          <draw:text-box>
            <text:p text:style-name="P1"><text:span text:style-name="T1">Bob</text:span></text:p>
          </draw:text-box>
        </draw:frame>
        <draw:frame draw:style-name="gr1" draw:text-style-name="P3" draw:layer="layout" svg:width="3.403cm" svg:height="2.25cm" svg:x="11.847cm" svg:y="16.763cm">
          <draw:text-box>
            <text:p text:style-name="P1"><text:span text:style-name="T1">AC</text:span></text:p>
          </draw:text-box>
        </draw:frame>
        <draw:line draw:style-name="gr2" draw:text-style-name="P4" draw:layer="layout" svg:x1="8.5cm" svg:y1="17.013cm" svg:x2="11.75cm" svg:y2="17.013cm">
          <text:p/>
        </draw:line>
        <draw:frame draw:style-name="gr3" draw:text-style-name="P5" draw:layer="layout" svg:width="3.25cm" svg:height="1.83cm" svg:x="8.5cm" svg:y="15.266cm">
          <draw:text-box>
            <text:p text:style-name="P1"><text:span text:style-name="T2">1 – Demande de certificat.</text:span></text:p>
            <text:p text:style-name="P1"><text:span text:style-name="T2"><text:s/></text:span><text:span text:style-name="T2">Envoie de </text:span><text:span text:style-name="T3">K</text:span><text:span text:style-name="T4">pub</text:span><text:span text:style-name="T5">B</text:span></text:p>
          </draw:text-box>
        </draw:frame>
        <draw:frame draw:style-name="gr4" draw:text-style-name="P5" draw:layer="layout" svg:width="4.25cm" svg:height="2.577cm" svg:x="15cm" svg:y="16.936cm">
          <draw:text-box>
            <text:p text:style-name="P1"><text:span text:style-name="T6">2 – Étude de la demande. Si </text:span><text:span text:style-name="T6">validée, création du certificat </text:span></text:p>
            <text:p text:style-name="P1"><text:span text:style-name="T7">s = </text:span><text:span text:style-name="T8">K</text:span><text:span text:style-name="T9">priv</text:span><text:span text:style-name="T10">AC </text:span><text:span text:style-name="T11">(K</text:span><text:span text:style-name="T4">pub</text:span><text:span text:style-name="T5">B</text:span><text:span text:style-name="T3">)</text:span></text:p>
          </draw:text-box>
        </draw:frame>
        <draw:line draw:style-name="gr5" draw:text-style-name="P6" draw:layer="layout" svg:x1="8.45cm" svg:y1="18.013cm" svg:x2="11.7cm" svg:y2="18.013cm">
          <text:p/>
        </draw:line>
        <draw:frame draw:style-name="gr6" draw:text-style-name="P5" draw:layer="layout" svg:width="3.25cm" svg:height="1.484cm" svg:x="8.5cm" svg:y="18.216cm">
          <draw:text-box>
            <text:p text:style-name="P1"><text:span text:style-name="T2">3 – Envoie du certificat s</text:span></text:p>
          </draw:text-box>
        </draw:frame>
        <draw:frame draw:style-name="gr1" draw:text-style-name="P7" draw:layer="layout" svg:width="3.403cm" svg:height="2.25cm" svg:x="2.5cm" svg:y="10.6cm">
          <draw:text-box>
            <text:p text:style-name="P1"><text:span text:style-name="T12">Alice</text:span></text:p>
          </draw:text-box>
        </draw:frame>
        <draw:frame draw:style-name="gr1" draw:text-style-name="P7" draw:layer="layout" svg:width="3.403cm" svg:height="2.25cm" svg:x="15.347cm" svg:y="10.6cm">
          <draw:text-box>
            <text:p text:style-name="P1"><text:span text:style-name="T12">Bob</text:span></text:p>
          </draw:text-box>
        </draw:frame>
        <draw:frame draw:style-name="gr1" draw:text-style-name="P7" draw:layer="layout" svg:width="3.403cm" svg:height="2.25cm" svg:x="8.966cm" svg:y="10.6cm">
          <draw:text-box>
            <text:p text:style-name="P1"><text:span text:style-name="T12">Eve</text:span></text:p>
          </draw:text-box>
        </draw:frame>
        <draw:line draw:style-name="gr7" draw:text-style-name="P8" draw:layer="layout" svg:x1="5.903cm" svg:y1="11.05cm" svg:x2="8.881cm" svg:y2="11.05cm">
          <text:p/>
        </draw:line>
        <draw:line draw:style-name="gr7" draw:text-style-name="P8" draw:layer="layout" svg:x1="12.369cm" svg:y1="11.05cm" svg:x2="15.347cm" svg:y2="11.05cm">
          <text:p/>
        </draw:line>
        <draw:line draw:style-name="gr8" draw:text-style-name="P9" draw:layer="layout" svg:x1="8.881cm" svg:y1="12.4cm" svg:x2="5.903cm" svg:y2="12.4cm">
          <text:p/>
        </draw:line>
        <draw:line draw:style-name="gr9" draw:text-style-name="P8" draw:layer="layout" svg:x1="15.351cm" svg:y1="12.4cm" svg:x2="12.373cm" svg:y2="12.4cm">
          <text:p/>
        </draw:line>
        <draw:frame draw:style-name="gr6" draw:text-style-name="P10" draw:layer="layout" svg:width="3.25cm" svg:height="1.484cm" svg:x="5.75cm" svg:y="10.1cm">
          <draw:text-box>
            <text:p text:style-name="P1"><text:span text:style-name="T13">1 - Requête HTTP r1</text:span></text:p>
          </draw:text-box>
        </draw:frame>
        <draw:frame draw:style-name="gr6" draw:text-style-name="P10" draw:layer="layout" svg:width="3.25cm" svg:height="1.484cm" svg:x="12.25cm" svg:y="10.366cm">
          <draw:text-box>
            <text:p text:style-name="P1"><text:span text:style-name="T13">2 – r1 modifié</text:span></text:p>
          </draw:text-box>
        </draw:frame>
        <draw:frame draw:style-name="gr6" draw:text-style-name="P10" draw:layer="layout" svg:width="3.25cm" svg:height="1.484cm" svg:x="12.25cm" svg:y="12.4cm">
          <draw:text-box>
            <text:p text:style-name="P1"><text:span text:style-name="T13">3 – réponse à r1 modifié</text:span></text:p>
          </draw:text-box>
        </draw:frame>
        <draw:frame draw:style-name="gr6" draw:text-style-name="P10" draw:layer="layout" svg:width="3.25cm" svg:height="1.484cm" svg:x="5.85cm" svg:y="12.4cm">
          <draw:text-box>
            <text:p text:style-name="P1"><text:span text:style-name="T13">4 – réponse à r1</text:span></text:p>
          </draw:text-box>
        </draw:frame>
      </draw:page>
      <draw:page draw:name="page2" draw:style-name="dp1" draw:master-page-name="Standard">
        <draw:frame draw:style-name="gr1" draw:text-style-name="P7" draw:layer="layout" svg:width="3.403cm" svg:height="2.25cm" svg:x="7.5cm" svg:y="7.5cm">
          <draw:text-box>
            <text:p text:style-name="P1"><text:span text:style-name="T12">Alice</text:span></text:p>
          </draw:text-box>
        </draw:frame>
        <draw:line draw:style-name="gr10" draw:text-style-name="P8" draw:layer="layout" svg:x1="5.687cm" svg:y1="3.785cm" svg:x2="7.812cm" svg:y2="7.466cm">
          <text:p text:style-name="P1">K<text:span text:style-name="T14">pub</text:span></text:p>
          <text:p text:style-name="P1"><text:span text:style-name="T14"/></text:p>
        </draw:line>
        <draw:line draw:style-name="gr11" draw:text-style-name="P8" draw:layer="layout" svg:x1="10.25cm" svg:y1="7.501cm" svg:x2="12.75cm" svg:y2="4.251cm">
          <text:p text:style-name="P1">K<text:span text:style-name="T14">pub</text:span></text:p>
          <text:p text:style-name="P1"><text:span text:style-name="T14"/></text:p>
        </draw:line>
        <draw:line draw:style-name="gr11" draw:text-style-name="P8" draw:layer="layout" svg:x1="11cm" svg:y1="8.5cm" svg:x2="15cm" svg:y2="7cm">
          <text:p text:style-name="P1">K<text:span text:style-name="T14">pub</text:span></text:p>
          <text:p text:style-name="P1"><text:span text:style-name="T14"/></text:p>
        </draw:line>
        <draw:line draw:style-name="gr11" draw:text-style-name="P8" draw:layer="layout" svg:x1="2.25cm" svg:y1="9.5cm" svg:x2="7.5cm" svg:y2="8.75cm">
          <text:p text:style-name="P1">message</text:p>
          <text:p text:style-name="P1">chiffré avec K<text:span text:style-name="T14">pub</text:span></text:p>
        </draw:line>
        <draw:line draw:style-name="gr12" draw:text-style-name="P1" draw:layer="layout" svg:x1="11cm" svg:y1="9.5cm" svg:x2="16.5cm" svg:y2="10.75cm">
          <text:p text:style-name="P1">message</text:p>
          <text:p text:style-name="P1">chiffré avec K<text:span text:style-name="T14">priv</text:span></text:p>
        </draw:line>
        <draw:custom-shape draw:style-name="gr13" draw:text-style-name="P8" draw:layer="layout" svg:width="1.75cm" svg:height="0.75cm" svg:x="8.5cm" svg:y="9.75cm">
          <text:p text:style-name="P1">K<text:span text:style-name="T14">priv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line draw:style-name="gr14" draw:text-style-name="P8" draw:layer="layout" svg:x1="9.5cm" svg:y1="5cm" svg:x2="9.5cm" svg:y2="14.5cm">
          <text:p/>
        </draw:line>
        <draw:line draw:style-name="gr14" draw:text-style-name="P8" draw:layer="layout" svg:x1="16.022cm" svg:y1="5.168cm" svg:x2="16cm" svg:y2="14.5cm">
          <text:p/>
        </draw:line>
        <draw:frame draw:style-name="gr15" draw:text-style-name="P11" draw:layer="layout" svg:width="3.403cm" svg:height="2.25cm" svg:x="5.023cm" svg:y="3.668cm">
          <draw:text-box>
            <text:p text:style-name="P1"><text:span text:style-name="T15">Alice</text:span></text:p>
          </draw:text-box>
        </draw:frame>
        <draw:frame draw:style-name="gr15" draw:text-style-name="P12" draw:layer="layout" svg:width="3.403cm" svg:height="2.25cm" svg:x="17.513cm" svg:y="3.662cm">
          <draw:text-box>
            <text:p text:style-name="P1"><text:span text:style-name="T16">Bob</text:span></text:p>
          </draw:text-box>
        </draw:frame>
        <draw:frame draw:style-name="gr15" draw:text-style-name="P12" draw:layer="layout" svg:width="3.403cm" svg:height="2.25cm" svg:x="11.213cm" svg:y="3.662cm">
          <draw:text-box>
            <text:p text:style-name="P1"><text:span text:style-name="T12">Internet</text:span></text:p>
          </draw:text-box>
        </draw:frame>
        <draw:line draw:style-name="gr16" draw:text-style-name="P14" draw:layer="layout" svg:x1="6.772cm" svg:y1="6.418cm" svg:x2="18.772cm" svg:y2="7.918cm">
          <text:p text:style-name="P13"><text:span text:style-name="T17">1 - K</text:span><text:span text:style-name="T18">pub</text:span><text:span text:style-name="T19">A</text:span></text:p>
          <text:p text:style-name="P13"><text:span text:style-name="T19"/></text:p>
        </draw:line>
        <draw:line draw:style-name="gr17" draw:text-style-name="P16" draw:layer="layout" svg:x1="7.233cm" svg:y1="10.206cm" svg:x2="18.474cm" svg:y2="8.162cm">
          <text:p text:style-name="P15"><text:span text:style-name="T20"><text:s/></text:span><text:span text:style-name="T20">2 - </text:span><text:span text:style-name="T21"><text:s text:c="2"/></text:span><text:span text:style-name="T22">K</text:span><text:span text:style-name="T23">pub</text:span><text:span text:style-name="T24">B</text:span><text:span text:style-name="T25"> </text:span></text:p>
          <text:p text:style-name="P15"><text:span text:style-name="T25"/></text:p>
        </draw:line>
        <draw:line draw:style-name="gr18" draw:text-style-name="P8" draw:layer="layout" svg:x1="6.5cm" svg:y1="11.855cm" svg:x2="19cm" svg:y2="11.855cm">
          <text:p/>
        </draw:line>
        <draw:line draw:style-name="gr19" draw:text-style-name="P8" draw:layer="layout" svg:x1="19cm" svg:y1="13.555cm" svg:x2="6.5cm" svg:y2="13.555cm">
          <text:p/>
        </draw:line>
        <draw:frame draw:style-name="gr20" draw:text-style-name="P17" draw:layer="layout" svg:width="6.248cm" svg:height="2.294cm" svg:x="9.563cm" svg:y="11.55cm">
          <draw:text-box>
            <text:p text:style-name="P15"><text:span text:style-name="T26">Échanges chiffrés avec les </text:span><text:span text:style-name="T26">clés publiques</text:span></text:p>
          </draw:text-box>
        </draw:frame>
      </draw:page>
      <draw:page draw:name="page4" draw:style-name="dp1" draw:master-page-name="Standard">
        <draw:line draw:style-name="gr14" draw:text-style-name="P8" draw:layer="layout" svg:x1="9.639cm" svg:y1="4.712cm" svg:x2="9.639cm" svg:y2="17.962cm">
          <text:p/>
        </draw:line>
        <draw:line draw:style-name="gr14" draw:text-style-name="P8" draw:layer="layout" svg:x1="16.289cm" svg:y1="4.712cm" svg:x2="16.289cm" svg:y2="17.962cm">
          <text:p/>
        </draw:line>
        <draw:frame draw:style-name="gr15" draw:text-style-name="P11" draw:layer="layout" svg:width="3.403cm" svg:height="2.25cm" svg:x="5.29cm" svg:y="3.212cm">
          <draw:text-box>
            <text:p text:style-name="P1"><text:span text:style-name="T15">Alice</text:span></text:p>
          </draw:text-box>
        </draw:frame>
        <draw:frame draw:style-name="gr15" draw:text-style-name="P12" draw:layer="layout" svg:width="3.403cm" svg:height="2.25cm" svg:x="17.78cm" svg:y="3.206cm">
          <draw:text-box>
            <text:p text:style-name="P1"><text:span text:style-name="T16">Bob</text:span></text:p>
          </draw:text-box>
        </draw:frame>
        <draw:frame draw:style-name="gr15" draw:text-style-name="P12" draw:layer="layout" svg:width="3.403cm" svg:height="2.25cm" svg:x="11.48cm" svg:y="3.206cm">
          <draw:text-box>
            <text:p text:style-name="P1"><text:span text:style-name="T12">Internet</text:span></text:p>
          </draw:text-box>
        </draw:frame>
        <draw:line draw:style-name="gr16" draw:text-style-name="P14" draw:layer="layout" svg:x1="7.039cm" svg:y1="5.962cm" svg:x2="19.039cm" svg:y2="7.462cm">
          <text:p text:style-name="P13"><text:span text:style-name="T17">1 - Demande</text:span></text:p>
          <text:p text:style-name="P13"><text:span text:style-name="T17">de connexion</text:span></text:p>
        </draw:line>
        <draw:line draw:style-name="gr21" draw:text-style-name="P16" draw:layer="layout" svg:x1="7.5cm" svg:y1="9.75cm" svg:x2="18.741cm" svg:y2="7.706cm">
          <text:p text:style-name="P15"><text:span text:style-name="T20"><text:s/></text:span><text:span text:style-name="T20">2 - </text:span><text:span text:style-name="T21"><text:s text:c="2"/></text:span><text:span text:style-name="T22">K</text:span><text:span text:style-name="T23">pub</text:span><text:span text:style-name="T24">B</text:span><text:span text:style-name="T25"> </text:span></text:p>
          <text:p text:style-name="P15"><text:span text:style-name="T25"/></text:p>
        </draw:line>
        <draw:line draw:style-name="gr22" draw:text-style-name="P8" draw:layer="layout" svg:x1="7.75cm" svg:y1="10.75cm" svg:x2="19.289cm" svg:y2="13.712cm">
          <text:p text:style-name="P15"><text:span text:style-name="T27">4</text:span><text:span text:style-name="T28"> - chiffre</text:span><text:span text:style-name="T29"> (K</text:span><text:span text:style-name="T30">pub</text:span><text:span text:style-name="T31">B</text:span><text:span text:style-name="T32">, k</text:span><text:span text:style-name="T29">)</text:span></text:p>
          <text:p text:style-name="P15"><text:span text:style-name="T29"/></text:p>
        </draw:line>
        <draw:line draw:style-name="gr18" draw:text-style-name="P8" draw:layer="layout" svg:x1="6.789cm" svg:y1="15.362cm" svg:x2="19.289cm" svg:y2="15.362cm">
          <text:p/>
        </draw:line>
        <draw:line draw:style-name="gr19" draw:text-style-name="P8" draw:layer="layout" svg:x1="19.289cm" svg:y1="16.462cm" svg:x2="6.789cm" svg:y2="16.462cm">
          <text:p/>
        </draw:line>
        <draw:frame draw:style-name="gr23" draw:text-style-name="P17" draw:layer="layout" svg:width="6.248cm" svg:height="2.294cm" svg:x="9.852cm" svg:y="14.757cm">
          <draw:text-box>
            <text:p text:style-name="P15"><text:span text:style-name="T26">Échanges chiffrés avec k</text:span></text:p>
          </draw:text-box>
        </draw:frame>
        <draw:frame draw:style-name="gr24" draw:text-style-name="P18" draw:layer="layout" svg:width="7.64cm" svg:height="2.25cm" svg:x="16.36cm" svg:y="13.156cm">
          <draw:text-box>
            <text:p text:style-name="P15"><text:span text:style-name="T20"><text:s/></text:span><text:span text:style-name="T20">5 – </text:span></text:p>
            <text:p text:style-name="P15"><text:span text:style-name="T20">k = </text:span><text:span text:style-name="T20">déchiffre(</text:span><text:span text:style-name="T21">K</text:span><text:span text:style-name="T33">priv</text:span><text:span text:style-name="T34">B </text:span><text:span text:style-name="T22">,chiffre(K</text:span><text:span text:style-name="T33">pub</text:span><text:span text:style-name="T34">B</text:span><text:span text:style-name="T21">,k)</text:span><text:span text:style-name="T21">) </text:span><text:span text:style-name="T25"> </text:span></text:p>
          </draw:text-box>
        </draw:frame>
        <draw:frame draw:style-name="gr25" draw:text-style-name="P19" draw:layer="layout" svg:width="2.75cm" svg:height="0.75cm" svg:x="5.25cm" svg:y="9.75cm">
          <draw:text-box>
            <text:p text:style-name="P15"><text:span text:style-name="T35">3 – choisir k</text:span></text:p>
          </draw:text-box>
        </draw:frame>
      </draw:page>
      <draw:page draw:name="page5" draw:style-name="dp1" draw:master-page-name="Standard">
        <draw:line draw:style-name="gr14" draw:text-style-name="P8" draw:layer="layout" svg:x1="9.398cm" svg:y1="4.256cm" svg:x2="9.398cm" svg:y2="17.506cm">
          <text:p/>
        </draw:line>
        <draw:line draw:style-name="gr14" draw:text-style-name="P8" draw:layer="layout" svg:x1="16.048cm" svg:y1="4.256cm" svg:x2="16.048cm" svg:y2="17.506cm">
          <text:p/>
        </draw:line>
        <draw:frame draw:style-name="gr15" draw:text-style-name="P11" draw:layer="layout" svg:width="3.403cm" svg:height="2.25cm" svg:x="5.049cm" svg:y="2.756cm">
          <draw:text-box>
            <text:p text:style-name="P1"><text:span text:style-name="T15">Alice</text:span></text:p>
          </draw:text-box>
        </draw:frame>
        <draw:frame draw:style-name="gr15" draw:text-style-name="P12" draw:layer="layout" svg:width="3.403cm" svg:height="2.25cm" svg:x="17.539cm" svg:y="2.75cm">
          <draw:text-box>
            <text:p text:style-name="P1"><text:span text:style-name="T16">Bob</text:span></text:p>
          </draw:text-box>
        </draw:frame>
        <draw:frame draw:style-name="gr15" draw:text-style-name="P12" draw:layer="layout" svg:width="3.403cm" svg:height="2.25cm" svg:x="11.239cm" svg:y="2.75cm">
          <draw:text-box>
            <text:p text:style-name="P1"><text:span text:style-name="T12">Internet</text:span></text:p>
          </draw:text-box>
        </draw:frame>
        <draw:line draw:style-name="gr16" draw:text-style-name="P14" draw:layer="layout" svg:x1="6.798cm" svg:y1="5.506cm" svg:x2="18.798cm" svg:y2="7.006cm">
          <text:p text:style-name="P13"><text:span text:style-name="T17">1 - Demande</text:span></text:p>
          <text:p text:style-name="P13"><text:span text:style-name="T17">de connexion</text:span></text:p>
        </draw:line>
        <draw:line draw:style-name="gr26" draw:text-style-name="P16" draw:layer="layout" svg:x1="6.5cm" svg:y1="8.75cm" svg:x2="18.5cm" svg:y2="7.25cm">
          <text:p text:style-name="P15"><text:span text:style-name="T20"><text:s/></text:span><text:span text:style-name="T20">2 - </text:span><text:span text:style-name="T21">K</text:span><text:span text:style-name="T33">priv</text:span><text:span text:style-name="T34">AC </text:span><text:span text:style-name="T22">(K</text:span><text:span text:style-name="T33">pub</text:span><text:span text:style-name="T34">B</text:span><text:span text:style-name="T21">) ; <text:s/></text:span><text:span text:style-name="T22">K</text:span><text:span text:style-name="T23">pub</text:span><text:span text:style-name="T24">B</text:span><text:span text:style-name="T25"> </text:span></text:p>
          <text:p text:style-name="P15"><text:span text:style-name="T25"/></text:p>
        </draw:line>
        <draw:line draw:style-name="gr22" draw:text-style-name="P8" draw:layer="layout" svg:x1="7.25cm" svg:y1="11.25cm" svg:x2="19.048cm" svg:y2="13.256cm">
          <text:p text:style-name="P15"><text:span text:style-name="T36">5</text:span><text:span text:style-name="T28"> - chiffre</text:span><text:span text:style-name="T29"> (K</text:span><text:span text:style-name="T30">pub</text:span><text:span text:style-name="T31">B</text:span><text:span text:style-name="T32">, k</text:span><text:span text:style-name="T29">)</text:span></text:p>
          <text:p text:style-name="P15"><text:span text:style-name="T29"/></text:p>
        </draw:line>
        <draw:line draw:style-name="gr18" draw:text-style-name="P8" draw:layer="layout" svg:x1="6.548cm" svg:y1="14.906cm" svg:x2="19.048cm" svg:y2="14.906cm">
          <text:p/>
        </draw:line>
        <draw:line draw:style-name="gr19" draw:text-style-name="P8" draw:layer="layout" svg:x1="19.048cm" svg:y1="16.006cm" svg:x2="6.548cm" svg:y2="16.006cm">
          <text:p/>
        </draw:line>
        <draw:frame draw:style-name="gr27" draw:text-style-name="P18" draw:layer="layout" svg:width="5.631cm" svg:height="2.25cm" svg:x="10.267cm" svg:y="7.255cm">
          <draw:text-box>
            <text:p text:style-name="P15"/>
          </draw:text-box>
        </draw:frame>
        <draw:frame draw:style-name="gr28" draw:text-style-name="P17" draw:layer="layout" svg:width="6.23cm" svg:height="2.29cm" svg:x="9.712cm" svg:y="14.303cm">
          <draw:text-box>
            <text:p text:style-name="P15"><text:span text:style-name="T26">Échanges chiffrés avec k</text:span></text:p>
          </draw:text-box>
        </draw:frame>
        <draw:frame draw:style-name="gr29" draw:text-style-name="P18" draw:layer="layout" svg:width="7.381cm" svg:height="2.25cm" svg:x="16.119cm" svg:y="12.7cm">
          <draw:text-box>
            <text:p text:style-name="P15"><text:span text:style-name="T20"><text:s/></text:span><text:span text:style-name="T20">6 – </text:span></text:p>
            <text:p text:style-name="P15"><text:span text:style-name="T20">k = </text:span><text:span text:style-name="T20">déchiffre(</text:span><text:span text:style-name="T21">K</text:span><text:span text:style-name="T33">priv</text:span><text:span text:style-name="T34">B </text:span><text:span text:style-name="T22">,chiffre(K</text:span><text:span text:style-name="T33">pub</text:span><text:span text:style-name="T34">B</text:span><text:span text:style-name="T21">,k)</text:span><text:span text:style-name="T21">) </text:span><text:span text:style-name="T25"> </text:span></text:p>
          </draw:text-box>
        </draw:frame>
        <draw:frame draw:style-name="gr30" draw:text-style-name="P19" draw:layer="layout" svg:width="8.75cm" svg:height="1.788cm" svg:x="1cm" svg:y="9cm">
          <draw:text-box>
            <text:p text:style-name="P15"><text:span text:style-name="T35">3 - vérification </text:span></text:p>
            <text:p text:style-name="P15"><text:span text:style-name="T37">dechiffre(K</text:span><text:span text:style-name="T38">pub</text:span><text:span text:style-name="T39">AC </text:span><text:span text:style-name="T28">,</text:span><text:span text:style-name="T37">K</text:span><text:span text:style-name="T38">priv</text:span><text:span text:style-name="T39">AC </text:span><text:span text:style-name="T28">(K</text:span><text:span text:style-name="T38">pub</text:span><text:span text:style-name="T39">B</text:span><text:span text:style-name="T37">))  = <text:s/></text:span><text:span text:style-name="T28">K</text:span><text:span text:style-name="T30">pub</text:span><text:span text:style-name="T40">B</text:span></text:p>
            <text:p text:style-name="P15"><text:span text:style-name="T32">4 – Choisir k</text:span><text:span text:style-name="T29">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ccanthis ADF Std" svg:font-family="'Accanthis ADF Std'" style:font-pitch="variable"/>
    <style:font-face style:name="Cantarell" svg:font-family="Cantarel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Extrémités_20_de_20_flèche_20_10" draw:display-name="Extrémités de flèche 10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marker draw:name="Square" svg:viewBox="0 0 10 10" svg:d="M0 0h10v10h-1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30T11:34:21.504634893</meta:creation-date>
    <dc:date>2024-06-07T18:29:09.841577130</dc:date>
    <meta:editing-duration>PT36M10S</meta:editing-duration>
    <meta:editing-cycles>3</meta:editing-cycles>
    <meta:generator>LibreOffice/6.4.7.2$Linux_X86_64 LibreOffice_project/40$Build-2</meta:generator>
    <meta:document-statistic meta:object-count="62"/>
  </office:meta>
</office:document-meta>
</file>